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6">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Standard"><text:span text:style-name="T1"/></text:p>
      <text:p text:style-name="Standard"><text:span text:style-name="T1"/></text:p>
      <text:p text:style-name="Standard"><text:span text:style-name="T1"/></text:p>
      <text:p text:style-name="Standard"><text:soft-page-break/><text:span text:style-name="T1">Krav:</text:span></text:p>
      <text:p text:style-name="P1"><text:span text:style-name="T5">-1 Spelare<text:line-break/></text:span></text:p>
      <text:p text:style-name="Standard"><text:span text:style-name="T1">Innehåll:</text:span></text:p>
      <text:p text:style-name="P1"><text:span text:style-name="T5">-"Kort": (Detta är ledtrådar som hittas genom spelet.. ? )</text:span></text:p>
      <text:p text:style-name="P1"><text:span text:style-name="T5"><text:tab/>[Samma genom båda spelen]</text:span></text:p>
      <text:p text:style-name="P1"><text:span text:style-name="T5"><text:tab/></text:span><text:span text:style-name="T6">Ledtrådar: (Alternativt dessa 2 första är ledtrådar man redan vet..)</text:span><text:span text:style-name="T5"><text:line-break/><text:tab/>-VapenKort<text:tab/>= Ett möjligt Mordvapen</text:span></text:p>
      <text:p text:style-name="P1"><text:span text:style-name="T5"><text:tab/>-RumKort <text:tab/>= en möjlig Mordplats</text:span></text:p>
      <text:p text:style-name="P1"><text:span text:style-name="T5"><text:tab/>-Karktär/mord= En möjlig Mördare (Alla karaktärer kan vara mördare..)<text:tab/><text:line-break/><text:line-break/><text:tab/>[Unikt för Alibi Saknas]<text:line-break/><text:tab/></text:span><text:span text:style-name="T6">Ledtrådar:</text:span><text:span text:style-name="T5"><text:line-break/><text:tab/>-Liket Hittades klockan X<text:line-break/><text:tab/>-Liket vart död i X timmar<text:line-break/><text:tab/>-Intressse Kort<text:line-break/><text:tab/>-RelationsKort</text:span></text:p>
      <text:p text:style-name="P1"><text:span text:style-name="T5"><text:tab/>-HemlighetsKort<text:line-break/><text:tab/>-ÖvrigtKort <text:line-break/><text:line-break/><text:tab/>[Nytt för båda]<text:line-break/><text:tab/></text:span><text:span text:style-name="T6">Ledtrådar:</text:span><text:span text:style-name="T5"><text:line-break/><text:tab/>-ÄgandeKort<text:tab/> <text:tab/>= Föremål som Karaktärer äger..</text:span></text:p>
      <text:p text:style-name="P1"><text:span text:style-name="T5"/></text:p>
      <text:p text:style-name="P1"><text:span text:style-name="T6"><text:tab/>Karaktärers Aktiviteteter, baserat på TID enligt tidaxeln:</text:span><text:span text:style-name="T5"><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4">:</text:span></text:p>
      <text:p text:style-name="Standard"><text:span text:style-name="T4">1. Man börjar med att få reda på vem som är död, var den är död och hur den blev dödad. <text:line-break/><text:line-break/>2. Spelet börjar med att man hamnar vid Entréen av huset som mordet skett. <text:line-break/></text:span></text:p>
      <text:p text:style-name="Standard"><text:span text:style-name="T4">3. I huset <text:s/>Ska man leta ledtrådar. <text:line-break/><text:tab/>-Hittas antingen genom att:</text:span></text:p>
      <text:p text:style-name="Standard"><text:span text:style-name="T4"><text:tab/><text:tab/>-Klicka på ett föremåla och dra egna slutsatser<text:line-break/><text:tab/><text:tab/>-Klicka på ett föremål och använda Blippern för att fråga någon om föremålet<text:line-break/><text:tab/><text:tab/>-Fråga någon som du stöter på<text:line-break/></text:span></text:p>
      <text:p text:style-name="Standard"><text:span text:style-name="T4">4. Efter varje ledtråd är man närmare att veta vem mördaren är! När man väl känner sig säker på sin sak så kan man göra valet att gissa på en mördare. Om du gissar fel så förlorar du!</text:span></text:p>
      <text:p text:style-name="Standard"><text:span text:style-name="T4"><text:tab/></text:span></text:p>
      <text:p text:style-name="Standard"><text:span text:style-name="T1">Extra regler</text:span><text:span text:style-name="T4">:</text:span></text:p>
      <text:p text:style-name="Standard"><text:span text:style-name="T4">-För att Läsa av ledtrådar (prata med personer, Rota och Blippa) så förloras TidsPoäng. När din Pott med TidsPoäng är slut så Dör du, detta är den tiden du har på dig innan mördaren kommer att döda dig (För då får mördaren tid att fly(av någon logisk anledning)).<text:line-break/>- Beroende på vad du gör (rotar, prata med personer, blippa) så kostar TidsPoäng olika mycket, <text:line-break/><text:line-break/></text:span><text:soft-page-break/></text:p>
      <text:p text:style-name="Standard"><text:span text:style-name="T1">Vad spelet går ut på</text:span><text:span text:style-name="T4">:</text:span></text:p>
      <text:p text:style-name="Standard">Du är en detektiv som har kommit för att undersöka ett mord, du letar ledtrådar, pratar med vittnen/personer för att komma närmare sanningen.</text:p>
      <text:p text:style-name="Standard"/>
      <text:p text:style-name="Standard"><text:span text:style-name="T4">Varje gång man spelar spelet så är en ny person Mördaren.</text:span></text:p>
      <text:p text:style-name="Standard"><text:span text:style-name="T4"/></text:p>
      <text:p text:style-name="Standard"><text:span text:style-name="T4"/></text:p>
      <text:p text:style-name="P2"><text:span text:style-name="T3">Djupare programmeringsprylar</text:span><text:span text:style-name="T4">:</text:span></text:p>
      <text:p text:style-name="P2"><text:span text:style-name="T4"/></text:p>
      <text:p text:style-name="P2"><text:span text:style-name="T3">klasser</text:span><text:span text:style-name="T4">:<text:line-break/>Karaktär:</text:span></text:p>
      <text:p text:style-name="P2"><text:span text:style-name="T4"><text:tab/>-Namn</text:span></text:p>
      <text:p text:style-name="P2"><text:span text:style-name="T4"><text:tab/>-ID<text:line-break/><text:tab/></text:span><text:span text:style-name="T3">[</text:span><text:span text:style-name="T4">Dessa kort är Null (0)från början, men fylls på beroende på vad som generaras fram genom <text:tab/>spelet..<text:line-break/><text:tab/>-Hemlighet<text:line-break/><text:tab/>-Övrigt<text:line-break/><text:tab/>-intresse</text:span></text:p>
      <text:p text:style-name="P2"><text:span text:style-name="T4"><text:tab/>-Relation<text:line-break/><text:tab/></text:span><text:span text:style-name="T3">]</text:span></text:p>
      <text:p text:style-name="P2"><text:span text:style-name="T4"><text:tab/>-StateOfMind<text:tab/><text:tab/>= Berättar om personen är normal, irriterad, smickrad, förvånad etc.<text:line-break/><text:tab/>-IsMurdurer<text:tab/><text:tab/>= Om Personen är mördare..<text:line-break/><text:line-break/>Spelaren:</text:span></text:p>
      <text:p text:style-name="P2"><text:span text:style-name="T4"><text:tab/>-Namn</text:span></text:p>
      <text:p text:style-name="P2"><text:span text:style-name="T4"><text:tab/>-TidsPoäng<text:line-break/></text:span></text:p>
      <text:p text:style-name="P2"><text:span text:style-name="T4">TidsAxel:</text:span></text:p>
      <text:p text:style-name="P2"><text:span text:style-name="T4"><text:tab/>-Klockslag<text:line-break/><text:tab/>-Aktivitet</text:span></text:p>
      <text:p text:style-name="P2"><text:span text:style-name="T4"><text:tab/>-Hände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3M48S</meta:editing-duration>
    <meta:editing-cycles>201</meta:editing-cycles>
    <meta:generator>OpenOffice.org/3.4.1$Win32 OpenOffice.org_project/341m1$Build-9593</meta:generator>
    <dc:date>2014-04-07T01:57:44.37</dc:date>
    <meta:document-statistic meta:table-count="0" meta:image-count="0" meta:object-count="0" meta:page-count="4" meta:paragraph-count="57" meta:word-count="1288" meta:character-count="7816"/>
    <meta:user-defined meta:name="Info 1"/>
    <meta:user-defined meta:name="Info 2"/>
    <meta:user-defined meta:name="Info 3"/>
    <meta:user-defined meta:name="Info 4"/>
  </office:meta>
</office:document-meta>
</file>